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 am I with two sibling</text:p>
      <text:p text:style-name="Standard">Done with two ever quibbling</text:p>
      <text:p text:style-name="Standard">Straight my aim; sage my measure</text:p>
      <text:p text:style-name="Standard">State my preference pain or pleasure</text:p>
      <text:p text:style-name="Standard">In house of faculty I reside</text:p>
      <text:p text:style-name="Standard">Kin there for I: sin and pride</text:p>
      <text:p text:style-name="Standard"/>
      <text:p text:style-name="Standard">What are my siblings and I?</text:p>
      <text:p text:style-name="Standard"/>
      <text:p text:style-name="Standard">Cold our eyes metal our heart</text:p>
      <text:p text:style-name="Standard">Old since true calloused start</text:p>
      <text:p text:style-name="Standard">Woe from many well knowing death</text:p>
      <text:p text:style-name="Standard">Tho' never shall we take one breath</text:p>
      <text:p text:style-name="Standard">Run our path and they I bind</text:p>
      <text:p text:style-name="Standard">One by chain; unwhole by mind.</text:p>
      <text:p text:style-name="Standard"/>
      <text:p text:style-name="Standard">Who am I?</text:p>
      <text:p text:style-name="Standard"/>
      <text:p text:style-name="P1">Ans: Id/Super-Ego and Ego, Darkavien (kreen/vilyan) / Machine (Kreen/Lo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4-27T00:39:05.28</dc:date>
    <meta:editing-duration>PT02H17M04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15" meta:word-count="91" meta:character-count="473"/>
    <meta:user-defined meta:name="Info 1"/>
    <meta:user-defined meta:name="Info 2"/>
    <meta:user-defined meta:name="Info 3"/>
    <meta:user-defined meta:name="Info 4"/>
  </office:meta>
</office:document-meta>
</file>